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320000001F7BB34C4ED5573DB5C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.786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.786cm" svg:x="1.471cm" svg:y="13.454cm" presentation:class="subtitle" presentation:user-transformed="true">
          <draw:text-box>
            <text:p><text:span text:style-name="T1">Example from </text:span><text:span text:style-name="T1"><text:a xlink:href="https://en.wikibooks.org/wiki/Transformative_Applications_in_Education/CmapTools" xlink:type="simple">https://en.wikibooks.org/wiki/Transformative_Applications_in_Education/CmapTools</text:a></text:span></text:p>
          </draw:text-box>
        </draw:frame>
        <draw:frame draw:style-name="gr1" draw:text-style-name="P2" draw:layer="layout" svg:width="21.166cm" svg:height="13.308cm" svg:x="3.81cm" svg:y="0.135cm">
          <draw:image xlink:href="Pictures/1000000000000320000001F7BB34C4ED5573DB5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23T08:36:09.818000000</meta:creation-date>
    <meta:editing-duration>P0D</meta:editing-duration>
    <meta:editing-cycles>1</meta:editing-cycles>
    <meta:document-statistic meta:object-count="25"/>
    <meta:generator>LibreOffice/7.5.1.2$Windows_X86_64 LibreOffice_project/fcbaee479e84c6cd81291587d2ee68cba099e129</meta:generator>
  </office:meta>
</office:document-meta>
</file>